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position="super 58%"/>
    </style:style>
    <style:style style:name="T6" style:family="text">
      <style:text-properties style:text-line-through-style="none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7_7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87?]</text:p>
      <text:p text:style-name="P2">Month<text:tab/><text:tab/><text:tab/><text:tab/><text:tab/><text:tab/></text:p>
      <text:p text:style-name="P2">Year<text:tab/><text:tab/><text:tab/><text:tab/><text:tab/><text:tab/>[1887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Betti Gan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Brethren. <text:s/>As I watched the life-ebbing of the Jewess, now enshrouded/ in this casket, I imagined that a superhuman voice addressed/ me, and asked that I should ponder on the contents of one of David's/ sublime psalms, <text:span text:style-name="T2">and observe</text:span><text:span text:style-name="T4"> for I would </text:span><text:span text:style-name="T2">discover</text:span><text:span text:style-name="T4"> partly discover in what lay before me, a reflection of the poets inspired/ outpourings. <text:s/>The author of that splendid composition in sentiments of the deepest devotion, ex-/-horts his undying </text:span><text:span text:style-name="T2">to tell</text:span><text:span text:style-name="T4"> spirit to recount the benefactions of the Creator [Hebrew]/ [Hebrew] "O my soul, bless the Lord, and forget not/ all His mercies." <text:s/>He urges his whole being to acknowledge that at the/ hands of the Most High it received temporal </text:span><text:span text:style-name="T2">healing</text:span><text:span text:style-name="T4"> support in the </text:span><text:span text:style-name="T2">hour</text:span><text:span text:style-name="T4"> days/ of trail</text:span><text:span text:style-name="T2">s</text:span><text:span text:style-name="T4">, unending favors outliving the perishable body./ <text:s/>God's loving kindness which never fails, but which is </text:span><text:span text:style-name="T2">daily</text:span><text:span text:style-name="T4">/ hourly manifested to those who have a mind to think and a/ heart to feel, the great bare of old compares to a diadem encircling/ his brow, and beautifying all his person [Hebrew]/ Seek, my brother-Israelites for that elevating lesson you will find it in psalm/ 103, which I call a prelude to the song of nature </text:span><text:span text:style-name="T2">as</text:span><text:span text:style-name="T4"> sung in/ the following </text:span><text:span text:style-name="T2">psalm</text:span><text:span text:style-name="T4"> ode never surpassed in grandeur and truthful-/-ness, inviting all to witness the glory of the Lord </text:span><text:span text:style-name="T2">which</text:span><text:span text:style-name="T4"> that en-/dureth everlastingly, and </text:span><text:span text:style-name="T2">see saying</text:span><text:span text:style-name="T4"> telling how the lord rejoiceth in his handi-/work [Hebrew]. <text:s/>It was in the effusions/ of the Shepherd-King, that I measurably beheld a representation of the history/</text:span></text:p>
      <text:p text:style-name="P6"><text:span text:style-name="T4"/></text:p>
      <text:p text:style-name="P6"><text:span text:style-name="T4">[Page 2]</text:span></text:p>
      <text:p text:style-name="P6"><text:span text:style-name="T4">of Mrs Betti Gans, as if reflected in a mirror./</text:span></text:p>
      <text:p text:style-name="P6"><text:span text:style-name="T4">Mounting up gradually and always progressively from/ humbleness to affluence; occasionally diseased, </text:span><text:soft-page-break/><text:span text:style-name="T4">but as frequent-/-ly raised by Providence from the couch of sickness, sur-/-rounded with home comforts as with a crown this Jewess </text:span><text:span text:style-name="T2">she</text:span><text:span text:style-name="T4"> led domes-/-tically half a century's </text:span><text:span text:style-name="T2">of</text:span><text:span text:style-name="T4"> connubial life in the companionship/ of the Israelite, who had wedded her in the early days of his/ lowliness. <text:s/>Can fancy rehearse the pleasures enjoyed during/ a period so </text:span><text:span text:style-name="T2">unusually</text:span><text:span text:style-name="T4"> divisively lengthened? <text:s/>That it was not free/ from disappointments and pains, all will readily conceive, but/ our occasional sufferings are also the issue of </text:span><text:span text:style-name="T2">Divine</text:span><text:span text:style-name="T4"> celestial wis-/-dom, to chasten our </text:span><text:span text:style-name="T2">minds and</text:span><text:span text:style-name="T4"> thoughts and heighten the </text:span><text:span text:style-name="T2">delights derived from</text:span><text:span text:style-name="T4"> value of innumerable/ blessings experienced. <text:s/>But to Mrs Betty Gans was/ granted moreover what many have been denied. <text:s/>She was never/ bereaved of </text:span><text:span text:style-name="T2">those</text:span><text:span text:style-name="T4"> creatures to whom she had given birth. <text:s/>They grew/ under her immediate vision and care, and they temporally pros-/-pered. <text:s/>The are here to honor the memory of their aged/ mother, and with her own sons and daughters </text:span><text:span text:style-name="T2">are</text:span><text:span text:style-name="T4"> we see their off-/-spring paying homage to her spirit and clustering round/ their venerable sire, full of years and of God's mani-/-fold </text:span><text:span text:style-name="T2">blessings</text:span><text:span text:style-name="T4"> benefactions. <text:s/>For those are obviously demonstrated in his/ retention of all faculties and the full capacity of fruition./</text:span></text:p>
      <text:p text:style-name="P6"><text:span text:style-name="T4"/></text:p>
      <text:p text:style-name="P6"><text:span text:style-name="T4">[Page 3]</text:span></text:p>
      <text:p text:style-name="P6"><text:span text:style-name="T4"><text:tab/>The departure of that mother from earth is now lamented,/ and it were unnatural that it should not call forth sobs and/ sighs. <text:s/>It were an offence to morality </text:span><text:span text:style-name="T2">and</text:span><text:span text:style-name="T4"> an insult to God,/ the Sinaic proclaimer of the Decalogue, not</text:span><text:span text:style-name="T5">3</text:span><text:span text:style-name="T6"> to grieve over/ this terrestrial separation. <text:s/>Verily, I can judge how keenly/ is the demise of our sister in faith felt by her hoary headed/ copartner of fifty years</text:span><text:span text:style-name="T5">1</text:span><text:span text:style-name="T6"> conjugal relations. <text:s/>He notably com-/-mands our profound sympathies and our respectful com-/-miseration. <text:s/>But commending the tokens of marital/ and filial sadness as a tribute to nature and domestic </text:span><text:span text:style-name="T3">tenderness</text:span><text:span text:style-name="T6"> devotion, I would deem it unreasonable to/ indulge in loud </text:span><text:span text:style-name="T3">lamentations</text:span><text:span text:style-name="T6"> wailings and murmurings, or even in silent re-/-grets. <text:s/>Time, which allays afflictions, reflection </text:span><text:span text:style-name="T3">that</text:span><text:span text:style-name="T6"> by which we over-/-come</text:span><text:span text:style-name="T3">s</text:span><text:span text:style-name="T6"> the effects of losses sustained, and religion whose un-/-failing promises act as a balm, will unitedly, and speedily/ I trust, restore calm and serenity. <text:s/>A tear will occasionally drop/ over the grave of Betti Gans, </text:span><text:span text:style-name="T3">flowing</text:span><text:span text:style-name="T6"> springing from the eyes that were wont to sparkle/ with pleasure at meeting hers; but the tears which I long/ to see copiously flow are those of pure joy at the restor-/-ation of a perfect and </text:span><text:span text:style-name="T3">joyous</text:span><text:span text:style-name="T6"> unutterable health of </text:span><text:span text:style-name="T3">some who</text:span><text:span text:style-name="T6"> the diseased enthroned/ in the sweetest affections of </text:span><text:span text:style-name="T3">these present</text:span><text:span text:style-name="T6"> dear mourners; delightsome/ tears, at which angels rejoice, for they daily respond to the peti-/-tion which the faithful offer in their morning and evening prayers./</text:span></text:p>
      <text:p text:style-name="P6"><text:span text:style-name="T6"/></text:p>
      <text:p text:style-name="P6"><text:span text:style-name="T6">[Page 4]</text:span></text:p>
      <text:p text:style-name="P6"><text:span text:style-name="T6">May He who bids Peace rule in the highest/ heavens, allow that queen of joys to abide with us/ and the whole household of Israel. <text:s/>That is my/ </text:span><text:span text:style-name="T3">heartfelt petition</text:span><text:span text:style-name="T6"> ardent supplication. <text:s/>And now let us </text:span><text:span text:style-name="T3">pray</text:span><text:span text:style-name="T6"> offer </text:span><text:span text:style-name="T3">make petition</text:span><text:span text:style-name="T6"> entreaties for the sake/ of our deceased sister in faith. <text:s/>At this hour in which/ she stands before the august presence of her maker, may/ her shortcomings, while walking this nether path--for,/ </text:span><text:span text:style-name="T3">indeed</text:span><text:span text:style-name="T6"> to sin is human--, be forgiven because of her merits/ in the relations of wife, mother and a coheiress of the Law/ </text:span><text:span text:style-name="T3">of God</text:span><text:span text:style-name="T6"> we have inherited. <text:s/>May her spirit be assigned a lofty seat in/ the realms of tranquillity[sic!], escorted thither by her/ virtues, assuming the form of </text:span><text:span text:style-name="T3">Celestial</text:span><text:span text:style-name="T6"> Supernal Intelligences./ <text:s/></text:span><text:span text:style-name="T3">Eternal</text:span><text:span text:style-name="T6"> Sovereign Lord! <text:s/>Vouchsafe to Thy handmaid, the fulfilment/ of the declaration made by David in the psalm which I mentally re-/-hearsed when she had very nigh reached the borders of eternity./ <text:s/>"The Lord is merciful and compassionate, slow to anger and plen-/-teous in loving-kindness." <text:s/>Grant that from the </text:span><text:span text:style-name="T3">lofty</text:span><text:span text:style-name="T6"> glorious habitation in/ which her soul is sphered, she may behold here gladness,/ success, harmony and the tenderest love, and feel that her/ bliss is </text:span><text:span text:style-name="T3">heightened</text:span><text:span text:style-name="T6"> enhanced by that sublime vision. <text:s/>So may/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8T14:53:07.46</meta:creation-date>
    <dc:date>2012-10-18T15:49:26.23</dc:date>
    <dc:creator>Penn Libraries</dc:creator>
    <meta:editing-duration>PT00H10M2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1101" meta:character-count="7000"/>
  </office:meta>
</office:document-meta>
</file>